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1" svg:font-family="'JetBrains Mono'" style:font-family-generic="modern"/>
    <style:font-face style:name="Liberation Mono2" svg:font-family="'Liberation Mono', 'Courier New', 'DejaVu Sans Mono', Courier, Monaco" style:font-family-generic="modern"/>
    <style:font-face style:name="Liberation Mono1" svg:font-family="'Liberation Mono', 'Courier New', 'DejaVu Sans Mono', Courier, Monaco" style:font-family-generic="modern" style:font-pitch="fixed"/>
    <style:font-face style:name="Arial1" svg:font-family="Arial" style:font-family-generic="modern" style:font-pitch="variable"/>
    <style:font-face style:name="Arial Unicode MS1" svg:font-family="'Arial Unicode MS'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2.006cm" fo:min-width="3.75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2.006cm" fo:min-width="3.756cm"/>
      <style:paragraph-properties style:writing-mode="lr-tb"/>
    </style:style>
    <style:style style:name="gr4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>
      <loext:graphic-properties draw:fill="solid" draw:fill-color="#ccccff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cm" svg:height="2.5cm" svg:x="1.5cm" svg:y="0.669cm">
          <text:p text:style-name="P1"><text:span text:style-name="T1">Source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cm" svg:y1="1.919cm" svg:x2="14.8cm" svg:y2="1.919cm" draw:start-shape="id1" draw:end-shape="id2" svg:d="M6000 1919h8800" svg:viewBox="0 0 8801 1">
          <text:p/>
        </draw:connector>
        <draw:custom-shape draw:style-name="gr3" draw:text-style-name="P4" draw:layer="layout" svg:width="4.5cm" svg:height="2.5cm" svg:x="20.999cm" svg:y="2.442cm">
          <text:p text:style-name="P1"><text:span text:style-name="T1">Backu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2.5cm" svg:x="17.8cm" svg:y="1.369cm">
          <text:p text:style-name="P1"><text:span text:style-name="T1">Backu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5cm" svg:x="14.8cm" svg:y="0.669cm">
          <text:p text:style-name="P1"><text:span text:style-name="T1">Serve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ustom-shape draw:style-name="gr4" draw:text-style-name="P2" xml:id="id4" draw:id="id4" draw:layer="layout" svg:width="4.5cm" svg:height="2.5cm" svg:x="19.7cm" svg:y="0.9cm">
          <text:p text:style-name="P1"><text:span text:style-name="T1">DataCen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4.5cm" svg:height="2.5cm" svg:x="2.7cm" svg:y="0.9cm">
          <text:p text:style-name="P1"><text:span text:style-name="T1">DataCen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2cm" svg:y1="2.15cm" svg:x2="19.7cm" svg:y2="2.15cm" draw:start-shape="id3" draw:end-shape="id4" svg:d="M7200 2150h12500" svg:viewBox="0 0 12501 1">
          <text:p/>
        </draw:connector>
        <draw:line draw:style-name="gr5" draw:text-style-name="P3" draw:layer="layout" svg:x1="19.7cm" svg:y1="1.6cm" svg:x2="7.2cm" svg:y2="1.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1" svg:font-family="'JetBrains Mono'" style:font-family-generic="modern"/>
    <style:font-face style:name="Liberation Mono2" svg:font-family="'Liberation Mono', 'Courier New', 'DejaVu Sans Mono', Courier, Monaco" style:font-family-generic="modern"/>
    <style:font-face style:name="Liberation Mono1" svg:font-family="'Liberation Mono', 'Courier New', 'DejaVu Sans Mono', Courier, Monaco" style:font-family-generic="modern" style:font-pitch="fixed"/>
    <style:font-face style:name="Arial1" svg:font-family="Arial" style:font-family-generic="modern" style:font-pitch="variable"/>
    <style:font-face style:name="Arial Unicode MS1" svg:font-family="'Arial Unicode MS'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eff Mesnil</meta:initial-creator>
    <meta:creation-date>2009-10-16T14:08:27</meta:creation-date>
    <dc:date>2021-08-03T15:28:59.100711675</dc:date>
    <meta:editing-duration>PT1H59M20S</meta:editing-duration>
    <meta:editing-cycles>12</meta:editing-cycles>
    <meta:generator>LibreOffice/7.0.6.2$MacOSX_X86_64 LibreOffice_project/144abb84a525d8e30c9dbbefa69cbbf2d8d4ae3b</meta:generator>
    <meta:document-statistic meta:object-count="9"/>
  </office:meta>
</office:document-meta>
</file>